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10.966cm"/>
    </style:style>
    <style:style style:name="co5" style:family="table-column">
      <style:table-column-properties fo:break-before="auto" style:column-width="6.491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5ce" fo:wrap-option="wrap"/>
    </style:style>
    <style:style style:name="ce3" style:family="table-cell" style:parent-style-name="Default" style:data-style-name="N100">
      <style:table-cell-properties fo:background-color="#fff5ce" fo:wrap-option="wrap"/>
    </style:style>
    <style:style style:name="ce4" style:family="table-cell" style:parent-style-name="Default">
      <style:table-cell-properties fo:background-color="#fff5ce" fo:wrap-option="wrap"/>
    </style:style>
    <style:style style:name="ce2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dde8cb" fo:wrap-option="wrap"/>
    </style:style>
    <style:style style:name="ce6" style:family="table-cell" style:parent-style-name="Default">
      <style:table-cell-properties fo:background-color="#dde8cb" fo:wrap-option="wrap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 style:data-style-name="N100">
      <style:table-cell-properties fo:background-color="#ffffd7" fo:wrap-option="wrap"/>
    </style:style>
    <style:style style:name="ce9" style:family="table-cell" style:parent-style-name="Default">
      <style:table-cell-properties fo:background-color="#ffffd7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6"/>
        <table:table-column table:style-name="co6" table:default-cell-style-name="ce9"/>
        <table:table-row table:style-name="ro1">
          <table:table-cell table:style-name="ce1" office:value-type="string" calcext:value-type="string">
            <text:p>code</text:p>
          </table:table-cell>
          <table:table-cell table:style-name="Default" office:value-type="string" calcext:value-type="string">
            <text:p>chart_template_id:id</text:p>
          </table:table-cell>
          <table:table-cell table:style-name="ce1" office:value-type="string" calcext:value-type="string">
            <text:p>id</text:p>
          </table:table-cell>
          <table:table-cell table:style-name="Default" office:value-type="string" calcext:value-type="string">
            <text:p>user_type_id:id</text:p>
          </table:table-cell>
          <table:table-cell office:value-type="string" calcext:value-type="string">
            <text:p>name</text:p>
          </table:table-cell>
          <table:table-cell table:style-name="ce12" office:value-type="string" calcext:value-type="string">
            <text:p>note</text:p>
          </table:table-cell>
          <table:table-cell table:style-name="ce7" office:value-type="string" calcext:value-type="string">
            <text:p>reconcile</text:p>
          </table:table-cell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LNA SREDSTVA I DUGOROČNI PLASMANI</text:p>
          </table:table-cell>
          <table:table-cell/>
          <table:table-cell table:style-name="ce7"/>
        </table:table-row>
        <table:table-row table:style-name="ro1"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apitalizirana ulaganja u razvoj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oncesije, patenti, licence, zaštitni znakovi i druga pr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oodwil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na tuđim stalnim sredstv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ne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1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1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Zemlj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rađevinski objek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Postrojenja i oprema (mašine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lati, pogonski i kancelarijski namještaj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Transport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6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mbene zgrade i stan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2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kretnine, postrojenja i oprem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Investicijske nekretn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3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o zemlj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3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o zemlj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3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e građev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3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e građev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3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nekretnine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3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investicijske nekretn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4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Šum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4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Višegodišnji zas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4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novno stad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4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4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biološk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(specifična) stalna 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5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upotreb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5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pripr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vansi za ostala stalna materijal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drug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inostranstv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raspoloživa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koja se drže do roka dospije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dug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finansijskih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dug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prodaje na kredit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ugovorima o finansijskom najmu (lizingu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 i dugoročn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troškovi (za period duži od 12 mjeseci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09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0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LIHE I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, materijal, rezervni dijelovi i sitan inventar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 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ni dijel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utogume i ambalaž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at i sitan inventar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irovina, materijala, dijelova i inventa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poluproizvodi i nedovršene uslug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nedovršen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i dijelovi vlastite proizvodn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kod kooperan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ustavljena proizvod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doradi i obr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e uslug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nedovršene proizvodn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sklad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maloprodajnim objekt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komisionu i konsignaci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zvan upotre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obradi i dor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roizv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kretnine nabavljene radi dalje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prodaji na velik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maloprodajnim objekt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tranzitu, komisionu i konsignaci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na pu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obradi i dora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rob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lna sredstva i sredstva obustavljenog poslovanj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a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emljište namijenjeno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rađevinski objekti namijenjeni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trojenja i oprema namijenjeni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nvesticijske nekretnine namijenjene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iološka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stalna sredstva namijenjena proda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redstva obustavljenog poslovanja namijenjena prodaj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1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ostal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15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atih avans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Klasa 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lasa kto_bs_fbih_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, KRATKOROČNA POTRAŽIVANJA I KRATKOROČN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 i gotovinski ekvivalen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domać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stran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zdvojena novča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domać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stran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domać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strana valu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ski ekvivalen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novča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ročena novča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1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11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11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12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12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od kupa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izvoz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uvoza za tuđi račun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konsignacione i komisione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zajedničk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kratk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drugih subjek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zaposle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državnih organa i instituc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i porez na dobit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e ostale poreze i doprinos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rugih kratkoročnih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inostranstv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vrijednosnih papi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namijenjena trgovan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finansijska sredstva označena po fer vrijednos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kratkoročni finansijski plasman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kratkoročnih finansijskih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PDV, odbitni ulazni porez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laćen pri uvozu doba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sadržan u datim avans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ušalni iznosi PDV-a isplaćeni poljoprivredn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uplaćen po posebnoj š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na koji još nije stečeno pravo od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potraživanja iz osnov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razliku ulaznog poreza i obaveza za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tivna vremensk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nefakturisani prihod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troškovi po osnovu obavez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od držanja ulaganja u vrijednosne papir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2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nov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ioničk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djeli članova društva sa ograničenom odgovornošć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družn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oz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žav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osnov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e neuplaćene dionic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upisani neuplaćeni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Emisiona prem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onske rezer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tutarne i druge rezer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 nerealizovani dobici i gu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z osnova revalorizacije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3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like nastale prevođenjem finansijskih izvještaja u valutu prezentacije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3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dobici iz osnova finansijskih sredstava raspoloživih za prod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3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iz osnova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revalorizacione rezerve i nerealizovani dobici i gu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do visine kapit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izvještajne god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3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, REZERVISANJA I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a rezervisanja i odložene porez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u garantnom rok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obnavljanja prirodnih bogat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zadržane kaucije i depozi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restrukturi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naknade i beneficije zaposle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započetim sudskim sporov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štetnim ugovo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naplaćeni i drugi odložen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ezervisanja i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koje se mogu konvertovati u kapit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rema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dugoročnim vrijednosnim papi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inostranstv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inostranstv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er vrijednosti kroz račun dobiti 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dugoroč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finansijsk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kratkoročnim vrijednosnim papi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zemlj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inostranstv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obaveza po finansijskom lizing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obaveze po fer vrijednosti kroz račun dobiti 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kratkoročne finansijsk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nsi, depoziti i kau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31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32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4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33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4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uvoznik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izvoza za tuđi račun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omisione i konsignacione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zajedničk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specifičnih posl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plaća, naknada i ostalih prim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plaće i naknade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plaće i naknade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plaća i naknada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naknade plaća koje se refundir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plaća koje se refundir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plaća koje se refundira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5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neto primanja, naknade troškova i materijalna prav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ostala prim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5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5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ostalih prim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amata i troškova finansi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ividend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češće u dobi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aknade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članovima odbora, komisija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fizičkim licima za naknade po ugovor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fizičk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fizičk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primljenim avans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vlastite potrošnje u neposlovne svrh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neobveznicima PDV-a (krajnja potrošnja)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platu PDV-a po posebnoj šem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 iz osnova PDV-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razliku između obaveza za PDV i ulaznog porez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poreze, doprinose i druge dažb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akci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na dobit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4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e, carine i druge dažbine iz nabavke ili na teret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doprinose, članarine i sl. koje terete troškov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8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 koji se plaća pri uvoz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za poreze, doprinose i druge dažbin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sivna vremensk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obračunati rashodi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i prihodi narednog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zavisni troškovi nabav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rihodi za primljene donacije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prihodi po osnovu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4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4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asivna vremenska razgraniče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0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0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0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ih nekretnina pribavljenih radi proda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1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sirovina, materijala, rezervnih dijelova i inventa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1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e sirovine 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1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a energija i goriv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1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i rezervni dijel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1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tpis sitnog inventara, ambalaže i autogu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1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 i ostalih primanja zaposlenih i drugih fizičk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2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2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plać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2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lužbenih putovanj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2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primanja, naknada i materijalnih prava zaposlenih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2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članovima odbora, komisija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2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ostalim fizičk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izrade i dorade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transport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održa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zakup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ajm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klame i sponzor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is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azvoja koji se ne kapital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3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i troškovi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do visine porezno priznatih ras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privremeno porezno nepriznati rashod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trajno porezno nepriznati rashod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iz osnova datih garantnih ro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obnavljanje prirodnih bogat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zadržane kaucije i depozi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restrukturiran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naknade i druge beneficije zaposlen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sudske sporove i štetne ugovor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4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dugoročnih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e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prezenta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emija osigu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tnog prome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ovi poštanskih i telekomunikacio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oreza, naknada, taksi i dr. dažbina na teret pravnog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članskih doprinosa i sl. obavez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5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6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 iz odnosa s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6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kam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6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62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6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valutne klauzul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6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finansijsk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rashodi i gu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st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investicijskih nekretn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biološk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učešća u kapitalu i vrijednosnih papi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njkovi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7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zaštite od rizika koji ne ispunjavaju uslove da budu iskazani u okviru revalorizacionih rezer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po osnovu ispravke vrijednosti i otpis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7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ovanja i gubici na zalihama materijala i robe i ostal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/gubici iz osnova umanjenja vrijednosti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nematerij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materijal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investicijskih nekretnina za koje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bioloških sredstava za koja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zali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kratkoročnih finansijskih plasman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8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ostal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Efekti promjena računovodstvenih politika i ispravki grešaka iz ranijih godina, promjena vrijednosti zaliha učinaka i prenos ras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9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promjene računovodstvenih polit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9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ispravki grešaka iz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9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ovećanje vrijednosti zaliha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9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Smanjenje vrijednosti zaliha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59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renos ras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0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0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01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0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strano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1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povezanim pravnim lici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1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domaće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1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stranom trž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 i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2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2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omjena vrijednosti specifič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4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investicijskih nekretnina koja se ne amortizuj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4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biološk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4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ostalih specifičnih sredstava koja se ne amort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4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investicijskih nekretnina koje se ne amort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4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biološk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4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ostalih specifičnih sredstava koja se ne amortizu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oslovn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emija, subvencija, poticaja i sl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zakup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donac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članar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tantijema i licencnih pr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namjenskih izvora finansir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5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po drugim osnovam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 od povezanih pravnih lic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kama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2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efekata valutne klauzul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češća u dobiti zajedničkih ulag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6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finansijsk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i dobi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nematerijalnih i materijalnih st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investicijskih nekretn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biološk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učešća u kapitalu i vrijednosnih papir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Vi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Naplaćena otpisana potraži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po osnovu ugovorene zaštite od riz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7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tpis obaveza, ukinuta rezervisanja i ostal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/dobici iz osnova usklađivanja vrijednosti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nematerijalnih sredsta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materijalnih staln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investicijskih nekretnina za koje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bioloških sredstava za koja se obračunava amortizacij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zalih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ratkoročnih finansijskih plasma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apitala (negativni goodwill)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8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ostalih sredsta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Efekti promjena računovodstvenih politika i ispravki grešaka iz ranijih godina i prenos pri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9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promjene računovodstvenih politi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9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ispravki grešaka iz ranijih godin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6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69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enos pri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I ZAKLJUČAK KONTA STANJA I USPJE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 finansijskog računovo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uspje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ras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rezultata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čun dobiti 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 ili gubitak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rezni rashodi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orezni rashodi i prihodi period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7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e međudividende i drugi vidovi raspodjele dobiti u toku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dobiti ili gubit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7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7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EVIDENCI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akt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poluproizvodi 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osnov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aktivna konta vanbilansne eviden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rijednosni papiri van prome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li i garan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li, garancije i druga jam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akt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pas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u rob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i 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e poluproizvode i proizvod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a osnovn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sred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vrijednosne papire van prome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rimljene avale i garanc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ate avale, garancije i druga jamst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89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8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pasi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OVA I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odnosa sa finansijskim računovodstvom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zalih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nabavke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prih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 i 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 roba u prodavnici proizvođač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nabavke, tehničke uprave i pomoćnih djelatnos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9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24 do 927 mogu se obuhvatiti na jednom kontu Opći troškovi, pa bi u tom slučaju konta grupe 92 bila sljedeća: 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9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glavnih proizvodnih mjest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9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34 do 937 mogu se obuhvatiti na jednom kontu Opći troškovi, pa bi u tom slučaju konta grupe 93 bila sljedeća: 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9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uprave, prodaje i sličnih aktivnost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9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44 do 947 mogu se obuhvatiti na jednom kontu Opći troškovi, pa bi u tom slučaju konta grupe 94 bila sljedeća: 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9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2">
          <table:table-cell table:style-name="ce3" office:value-type="string" calcext:value-type="string">
            <text:p>9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: NAPOMENA: Konta grupe 92, 93 i 94 vode se po mjestima troškova.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osioci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i učinc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roizvoda iz proizvodnje u sklad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oluproizvoda iz proizvodnje u skladišt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 realizovanih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utrošenih poluproizv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skladištu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5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nosilaca troškov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gotovih proizv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a grup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shodi 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datih proizvoda i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eriod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, manjkovi i viškovi zaliha učina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proizvoda i uslug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i prihodi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dobitka, gubitka i zaključk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lovni dobitak i gubitak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ak i gubitak po osnovu prodaje materijala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njkovi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iškovi materijala i robe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9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3" office:value-type="string" calcext:value-type="string">
            <text:p>kto_bs_fbih_9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obračuna troškova i učinaka</text:p>
          </table:table-cell>
          <table:table-cell/>
          <table:table-cell table:style-name="ce8"/>
        </table:table-row>
        <table:table-row table:style-name="ro1" table:number-rows-repeated="104799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account.account.template'.A1:'account.account.template'.F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6:07:14.343650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6:15:13.729342496</dc:date>
    <meta:editing-duration>PT1H35M57S</meta:editing-duration>
    <meta:editing-cycles>14</meta:editing-cycles>
    <meta:generator>LibreOffice/6.4.7.2$Linux_X86_64 LibreOffice_project/40$Build-2</meta:generator>
    <meta:document-statistic meta:table-count="1" meta:cell-count="2908" meta:object-count="0"/>
  </office:meta>
</office:document-meta>
</file>